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1f7" officeooo:paragraph-rsid="00121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 UMA VEZ UM LUGARZINHO NO MEIO DO NADA COM SABOR DE CHOCOLATE</text:p>
      <text:p text:style-name="P1"/>
      <text:p text:style-name="P1">PPPPPPPPPPPPPPPPPPP</text:p>
      <text:p text:style-name="P1"/>
      <text:p text:style-name="P1">Luciene Ditra Pin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9:22:44.772483354</meta:creation-date>
    <dc:date>2017-07-19T19:25:10.878337209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7" meta:character-count="103" meta:non-whitespace-character-count="88"/>
  </office:meta>
</office:document-meta>
</file>